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20000020B7E6BD963B8846B3B.png" manifest:media-type="image/png"/>
  <manifest:file-entry manifest:full-path="Pictures/100067E600004DEB00003603853B24274165A398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98cm" svg:height="9.357cm" svg:x="2.002cm" svg:y="-1.757cm">
          <draw:image xlink:href="Pictures/100067E600004DEB00003603853B24274165A398.wmf" xlink:type="simple" xlink:show="embed" xlink:actuate="onLoad" draw:mime-type="image/x-wmf">
            <text:p/>
          </draw:image>
          <draw:image xlink:href="Pictures/10000001000002F20000020B7E6BD963B8846B3B.png" xlink:type="simple" xlink:show="embed" xlink:actuate="onLoad" draw:mime-type="image/png"/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13cm" fo:margin-bottom="0.01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13cm" fo:margin-bottom="0.01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95cm" fo:margin-bottom="0.013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6cm" fo:margin-bottom="0.013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25cm" fo:margin-bottom="0.013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9cm" fo:margin-bottom="0.013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9cm" fo:margin-bottom="0.013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95cm" fo:margin-bottom="0.013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13cm" fo:margin-bottom="0.01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13cm" fo:margin-bottom="0.013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13cm" fo:margin-bottom="0.013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margin-top="0.013cm" fo:margin-bottom="0.013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13cm" fo:margin-bottom="0.013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13cm" fo:margin-bottom="0.013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013cm" fo:margin-bottom="0.013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name-asian="DejaVu Sans1" style:font-size-asian="14pt" style:language-asian="es" style:country-asian="ES" style:font-name-complex="DejaVu Sans1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7cm" svg:height="3.162cm" svg:x="1.269cm" svg:y="0.763cm" presentation:class="title" presentation:placeholder="true">
        <draw:text-box/>
      </draw:frame>
      <draw:frame presentation:style-name="Default-outline1" draw:layer="backgroundobjects" svg:width="22.847cm" svg:height="12.559cm" svg:x="1.269cm" svg:y="4.444cm" presentation:class="outline" presentation:placeholder="true">
        <draw:text-box/>
      </draw:frame>
      <draw:frame draw:style-name="Mgr3" draw:text-style-name="MP6" draw:layer="backgroundobjects" svg:width="5.913cm" svg:height="1.31cm" svg:x="1.269cm" svg:y="17.34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3cm" svg:height="1.31cm" svg:x="8.678cm" svg:y="17.34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5.914cm" svg:height="1.31cm" svg:x="18.203cm" svg:y="17.348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27cm" svg:height="11.417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ob Miller</meta:initial-creator>
    <meta:creation-date>2005-05-26T15:18:57.480000000</meta:creation-date>
    <dc:date>2022-03-02T13:17:21.216849390</dc:date>
    <meta:editing-cycles>5</meta:editing-cycles>
    <meta:editing-duration>PT3M37S</meta:editing-duration>
    <meta:generator>LibreOfficeDev/7.4.0.0.alpha0$Linux_X86_64 LibreOffice_project/6c17a51c0f6f2bf9e8c1132a2d1c96edb404e522</meta:generator>
    <meta:document-statistic meta:object-count="23"/>
  </office:meta>
</office:document-meta>
</file>